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ce3" style:family="table-cell" style:parent-style-name="Default" style:data-style-name="N44"/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6.1898in" svg:height="6.4004in" svg:x="0.661in" svg:y="2.75in">
            <draw:object draw:notify-on-update-of-ranges="Rewards.A3:Rewards.A9 Rewards.B2:Rewards.B2 Rewards.B3:Rewards.B9 Rewards.C2:Rewards.C2 Rewards.C3:Rewards.C9 Rewards.D2:Rewards.D2 Rewards.D3:Rewards.D9 Rewards.E2:Rewards.E2 Rewards.E3:Rewards.E9 Rewards.F2:Rewards.F2 Rewards.F3:Rewards.F9 Rewards.G2:Rewards.G2 Rewards.G3:Rewards.G9 Rewards.H2:Rewards.H2 Rewards.H3:Rewards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Mid-noT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Any-noT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ax-noT</text:p>
          </table:table-cell>
          <table:table-cell table:style-name="ce1" office:value-type="string" calcext:value-type="string">
            <text:p>QD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^-1</text:p>
          </table:table-cell>
          <table:table-cell office:value-type="float" office:value="42776.87" calcext:value-type="float">
            <text:p>42776.87</text:p>
          </table:table-cell>
          <table:table-cell table:style-name="ce2" office:value-type="float" office:value="42614.74" calcext:value-type="float">
            <text:p>42614.74</text:p>
          </table:table-cell>
          <table:table-cell table:style-name="ce2" office:value-type="float" office:value="43177.93" calcext:value-type="float">
            <text:p>43177.93</text:p>
          </table:table-cell>
          <table:table-cell table:style-name="ce2" office:value-type="float" office:value="44438.4" calcext:value-type="float">
            <text:p>44438.40</text:p>
          </table:table-cell>
          <table:table-cell table:style-name="ce2" office:value-type="float" office:value="43596.28" calcext:value-type="float">
            <text:p>43596.28</text:p>
          </table:table-cell>
          <table:table-cell table:style-name="ce2" office:value-type="float" office:value="45001.35" calcext:value-type="float">
            <text:p>45001.35</text:p>
          </table:table-cell>
          <table:table-cell table:style-name="ce2" office:value-type="float" office:value="30300.56" calcext:value-type="float">
            <text:p>3030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^-2</text:p>
          </table:table-cell>
          <table:table-cell office:value-type="float" office:value="47174.59" calcext:value-type="float">
            <text:p>47174.59</text:p>
          </table:table-cell>
          <table:table-cell table:style-name="ce2" office:value-type="float" office:value="46495.61" calcext:value-type="float">
            <text:p>46495.61</text:p>
          </table:table-cell>
          <table:table-cell table:style-name="ce2" office:value-type="float" office:value="47624.88" calcext:value-type="float">
            <text:p>47624.88</text:p>
          </table:table-cell>
          <table:table-cell table:style-name="ce2" office:value-type="float" office:value="48426.7" calcext:value-type="float">
            <text:p>48426.70</text:p>
          </table:table-cell>
          <table:table-cell table:style-name="ce2" office:value-type="float" office:value="47644.06" calcext:value-type="float">
            <text:p>47644.06</text:p>
          </table:table-cell>
          <table:table-cell table:style-name="ce2" office:value-type="float" office:value="48383.78" calcext:value-type="float">
            <text:p>48383.78</text:p>
          </table:table-cell>
          <table:table-cell table:style-name="ce2" office:value-type="float" office:value="32268.48" calcext:value-type="float">
            <text:p>32268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^-3</text:p>
          </table:table-cell>
          <table:table-cell office:value-type="float" office:value="48217.02" calcext:value-type="float">
            <text:p>48217.02</text:p>
          </table:table-cell>
          <table:table-cell table:style-name="ce2" office:value-type="float" office:value="47999.4" calcext:value-type="float">
            <text:p>47999.40</text:p>
          </table:table-cell>
          <table:table-cell table:style-name="ce2" office:value-type="float" office:value="48680.05" calcext:value-type="float">
            <text:p>48680.05</text:p>
          </table:table-cell>
          <table:table-cell table:style-name="ce2" office:value-type="float" office:value="48789.98" calcext:value-type="float">
            <text:p>48789.98</text:p>
          </table:table-cell>
          <table:table-cell table:style-name="ce2" office:value-type="float" office:value="48663.91" calcext:value-type="float">
            <text:p>48663.91</text:p>
          </table:table-cell>
          <table:table-cell table:style-name="ce2" office:value-type="float" office:value="49071.72" calcext:value-type="float">
            <text:p>49071.72</text:p>
          </table:table-cell>
          <table:table-cell table:style-name="ce2" office:value-type="float" office:value="33916.63" calcext:value-type="float">
            <text:p>3391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^-4</text:p>
          </table:table-cell>
          <table:table-cell office:value-type="float" office:value="47718.99" calcext:value-type="float">
            <text:p>47718.99</text:p>
          </table:table-cell>
          <table:table-cell table:style-name="ce2" office:value-type="float" office:value="47820.77" calcext:value-type="float">
            <text:p>47820.77</text:p>
          </table:table-cell>
          <table:table-cell table:style-name="ce2" office:value-type="float" office:value="47926.46" calcext:value-type="float">
            <text:p>47926.46</text:p>
          </table:table-cell>
          <table:table-cell table:style-name="ce2" office:value-type="float" office:value="48435.52" calcext:value-type="float">
            <text:p>48435.52</text:p>
          </table:table-cell>
          <table:table-cell table:style-name="ce2" office:value-type="float" office:value="48108.08" calcext:value-type="float">
            <text:p>48108.08</text:p>
          </table:table-cell>
          <table:table-cell table:style-name="ce2" office:value-type="float" office:value="48727.41" calcext:value-type="float">
            <text:p>48727.41</text:p>
          </table:table-cell>
          <table:table-cell table:style-name="ce2" office:value-type="float" office:value="34277.01" calcext:value-type="float">
            <text:p>34277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^-5</text:p>
          </table:table-cell>
          <table:table-cell office:value-type="float" office:value="47258.49" calcext:value-type="float">
            <text:p>47258.49</text:p>
          </table:table-cell>
          <table:table-cell table:style-name="ce2" office:value-type="float" office:value="47320.72" calcext:value-type="float">
            <text:p>47320.72</text:p>
          </table:table-cell>
          <table:table-cell table:style-name="ce2" office:value-type="float" office:value="47128.31" calcext:value-type="float">
            <text:p>47128.31</text:p>
          </table:table-cell>
          <table:table-cell table:style-name="ce2" office:value-type="float" office:value="47711.12" calcext:value-type="float">
            <text:p>47711.12</text:p>
          </table:table-cell>
          <table:table-cell table:style-name="ce2" office:value-type="float" office:value="47320.21" calcext:value-type="float">
            <text:p>47320.21</text:p>
          </table:table-cell>
          <table:table-cell table:style-name="ce2" office:value-type="float" office:value="47686.35" calcext:value-type="float">
            <text:p>47686.35</text:p>
          </table:table-cell>
          <table:table-cell table:style-name="ce2" office:value-type="float" office:value="34512.19" calcext:value-type="float">
            <text:p>34512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^-6</text:p>
          </table:table-cell>
          <table:table-cell office:value-type="float" office:value="46656.19" calcext:value-type="float">
            <text:p>46656.19</text:p>
          </table:table-cell>
          <table:table-cell table:style-name="ce2" office:value-type="float" office:value="46546.72" calcext:value-type="float">
            <text:p>46546.72</text:p>
          </table:table-cell>
          <table:table-cell table:style-name="ce2" office:value-type="float" office:value="46259.54" calcext:value-type="float">
            <text:p>46259.54</text:p>
          </table:table-cell>
          <table:table-cell table:style-name="ce2" office:value-type="float" office:value="46955.97" calcext:value-type="float">
            <text:p>46955.97</text:p>
          </table:table-cell>
          <table:table-cell table:style-name="ce2" office:value-type="float" office:value="46452.21" calcext:value-type="float">
            <text:p>46452.21</text:p>
          </table:table-cell>
          <table:table-cell table:style-name="ce2" office:value-type="float" office:value="47268.86" calcext:value-type="float">
            <text:p>47268.86</text:p>
          </table:table-cell>
          <table:table-cell table:style-name="ce2" office:value-type="float" office:value="33771.92" calcext:value-type="float">
            <text:p>33771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^-7</text:p>
          </table:table-cell>
          <table:table-cell office:value-type="float" office:value="46304.48" calcext:value-type="float">
            <text:p>46304.48</text:p>
          </table:table-cell>
          <table:table-cell table:style-name="ce2" office:value-type="float" office:value="46193.14" calcext:value-type="float">
            <text:p>46193.14</text:p>
          </table:table-cell>
          <table:table-cell table:style-name="ce2" office:value-type="float" office:value="45643.86" calcext:value-type="float">
            <text:p>45643.86</text:p>
          </table:table-cell>
          <table:table-cell table:style-name="ce2" office:value-type="float" office:value="46453.58" calcext:value-type="float">
            <text:p>46453.58</text:p>
          </table:table-cell>
          <table:table-cell table:style-name="ce2" office:value-type="float" office:value="45799.54" calcext:value-type="float">
            <text:p>45799.54</text:p>
          </table:table-cell>
          <table:table-cell table:style-name="ce2" office:value-type="float" office:value="46015.47" calcext:value-type="float">
            <text:p>46015.47</text:p>
          </table:table-cell>
          <table:table-cell table:style-name="ce2" office:value-type="float" office:value="32659.44" calcext:value-type="float">
            <text:p>32659.44</text:p>
          </table:table-cell>
          <table:table-cell table:number-columns-repeated="2"/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MDP big</text:p>
          </table:table-cell>
          <table:table-cell table:style-name="ce1" office:value-type="float" office:value="42566.67" calcext:value-type="float">
            <text:p>42566.67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MDP medium</text:p>
          </table:table-cell>
          <table:table-cell table:style-name="ce1" office:value-type="float" office:value="44539.9" calcext:value-type="float">
            <text:p>44539.9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MDP small</text:p>
          </table:table-cell>
          <table:table-cell table:style-name="ce1" office:value-type="float" office:value="47182.65" calcext:value-type="float">
            <text:p>47182.65</text:p>
          </table:table-cell>
          <table:table-cell table:number-columns-repeated="8"/>
          <table:table-cell table:style-name="ce3"/>
        </table:table-row>
        <table:table-row table:style-name="ro1">
          <table:table-cell office:value-type="string" calcext:value-type="string">
            <text:p>MDP tiny</text:p>
          </table:table-cell>
          <table:table-cell table:style-name="ce1" office:value-type="float" office:value="46042.29" calcext:value-type="float">
            <text:p>46042.29</text:p>
          </table:table-cell>
          <table:table-cell table:number-columns-repeated="8"/>
          <table:table-cell table:style-name="ce3"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ce3"/>
        </table:table-row>
      </table:table>
      <table:table table:name="Splits" table:style-name="ta1">
        <table:shapes>
          <draw:frame draw:z-index="0" draw:style-name="gr1" draw:text-style-name="P1" svg:width="7.9709in" svg:height="4.3945in" svg:x="0.6358in" svg:y="6.5957in">
            <draw:object draw:notify-on-update-of-ranges="Splits.A4:Splits.A10 Splits.B2:Splits.B2 Splits.D4:Splits.D10 Splits.E2:Splits.E2 Splits.G4:Splits.G10 Splits.H2:Splits.H2 Splits.J4:Splits.J10 Splits.K2:Splits.K2 Splits.M4:Splits.M10 Splits.N2:Splits.N2 Splits.P4:Splits.P10 Splits.Q2:Splits.Q2 Splits.S4:Splits.S10 Splits.T2:Splits.T2 Splits.V4:Splits.V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.0476in" svg:height="4.3736in" svg:x="9.1819in" svg:y="2.3016in">
            <draw:object draw:notify-on-update-of-ranges="Splits.A4:Splits.A10 Splits.B2:Splits.B2 Splits.C4:Splits.C10 Splits.E2:Splits.E2 Splits.F4:Splits.F10 Splits.H2:Splits.H2 Splits.I4:Splits.I10 Splits.K2:Splits.K2 Splits.L4:Splits.L10 Splits.N2:Splits.N2 Splits.O4:Splits.O10 Splits.Q2:Splits.Q2 Splits.R4:Splits.R10 Splits.T2:Splits.T2 Splits.U4:Splits.U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7.9709in" svg:height="4.3945in" svg:x="0.7047in" svg:y="1.9449in">
            <draw:object draw:notify-on-update-of-ranges="Splits.A4:Splits.A10 Splits.B2:Splits.B2 Splits.B4:Splits.B10 Splits.E2:Splits.E2 Splits.E4:Splits.E10 Splits.H2:Splits.H2 Splits.H4:Splits.H10 Splits.K2:Splits.K2 Splits.K4:Splits.K10 Splits.N2:Splits.N2 Splits.N4:Splits.N10 Splits.Q2:Splits.Q2 Splits.Q4:Splits.Q10 Splits.T2:Splits.T2 Splits.T4:Splits.T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/>
          <table:table-cell table:style-name="Default"/>
          <table:table-cell office:value-type="string" calcext:value-type="string">
            <text:p>Mid-noT</text:p>
          </table:table-cell>
          <table:table-cell/>
          <table:table-cell table:style-name="Default"/>
          <table:table-cell office:value-type="string" calcext:value-type="string">
            <text:p>Any</text:p>
          </table:table-cell>
          <table:table-cell/>
          <table:table-cell table:style-name="Default"/>
          <table:table-cell office:value-type="string" calcext:value-type="string">
            <text:p>Any-noT</text:p>
          </table:table-cell>
          <table:table-cell/>
          <table:table-cell table:style-name="Default"/>
          <table:table-cell office:value-type="string" calcext:value-type="string">
            <text:p>Max</text:p>
          </table:table-cell>
          <table:table-cell/>
          <table:table-cell table:style-name="Default"/>
          <table:table-cell office:value-type="string" calcext:value-type="string">
            <text:p>Max-noT</text:p>
          </table:table-cell>
          <table:table-cell/>
          <table:table-cell table:style-name="Default"/>
          <table:table-cell office:value-type="string" calcext:value-type="string">
            <text:p>QDT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/>
        </table:table-row>
        <table:table-row table:style-name="ro1">
          <table:table-cell office:value-type="string" calcext:value-type="string">
            <text:p>10^-1</text:p>
          </table:table-cell>
          <table:table-cell office:value-type="float" office:value="544.55" calcext:value-type="float">
            <text:p>544.55</text:p>
          </table:table-cell>
          <table:table-cell office:value-type="float" office:value="402.79" calcext:value-type="float">
            <text:p>402.79</text:p>
          </table:table-cell>
          <table:table-cell table:formula="of:=[.C4]/[.B4]" office:value-type="percentage" office:value="0.739674960976954" calcext:value-type="percentage">
            <text:p>73.97%</text:p>
          </table:table-cell>
          <table:table-cell office:value-type="float" office:value="543.71" calcext:value-type="float">
            <text:p>543.71</text:p>
          </table:table-cell>
          <table:table-cell office:value-type="float" office:value="404.26" calcext:value-type="float">
            <text:p>404.26</text:p>
          </table:table-cell>
          <table:table-cell table:formula="of:=[.L4]/[.K4]" office:value-type="percentage" office:value="0.724517048712949" calcext:value-type="percentage">
            <text:p>72.45%</text:p>
          </table:table-cell>
          <table:table-cell office:value-type="float" office:value="605.26" calcext:value-type="float">
            <text:p>605.26</text:p>
          </table:table-cell>
          <table:table-cell office:value-type="float" office:value="419.85" calcext:value-type="float">
            <text:p>419.85</text:p>
          </table:table-cell>
          <table:table-cell table:formula="of:=[.I4]/[.H4]" office:value-type="percentage" office:value="0.69366883653306" calcext:value-type="percentage">
            <text:p>69.37%</text:p>
          </table:table-cell>
          <table:table-cell office:value-type="float" office:value="610.31" calcext:value-type="float">
            <text:p>610.31</text:p>
          </table:table-cell>
          <table:table-cell office:value-type="float" office:value="442.18" calcext:value-type="float">
            <text:p>442.18</text:p>
          </table:table-cell>
          <table:table-cell table:formula="of:=[.L4]/[.K4]" office:value-type="percentage" office:value="0.724517048712949" calcext:value-type="percentage">
            <text:p>72.45%</text:p>
          </table:table-cell>
          <table:table-cell office:value-type="float" office:value="607.02" calcext:value-type="float">
            <text:p>607.02</text:p>
          </table:table-cell>
          <table:table-cell office:value-type="float" office:value="421.07" calcext:value-type="float">
            <text:p>421.07</text:p>
          </table:table-cell>
          <table:table-cell table:formula="of:=[.O4]/[.N4]" office:value-type="percentage" office:value="0.693667424467069" calcext:value-type="percentage">
            <text:p>69.37%</text:p>
          </table:table-cell>
          <table:table-cell office:value-type="float" office:value="609.37" calcext:value-type="float">
            <text:p>609.37</text:p>
          </table:table-cell>
          <table:table-cell office:value-type="float" office:value="441.99" calcext:value-type="float">
            <text:p>441.99</text:p>
          </table:table-cell>
          <table:table-cell table:formula="of:=[.R4]/[.Q4]" office:value-type="percentage" office:value="0.725322874444098" calcext:value-type="percentage">
            <text:p>72.53%</text:p>
          </table:table-cell>
          <table:table-cell office:value-type="float" office:value="219.89" calcext:value-type="float">
            <text:p>219.89</text:p>
          </table:table-cell>
          <table:table-cell office:value-type="float" office:value="153.11" calcext:value-type="float">
            <text:p>153.11</text:p>
          </table:table-cell>
          <table:table-cell table:formula="of:=[.U4]/[.T4]" office:value-type="percentage" office:value="0.696302696802947" calcext:value-type="percentage">
            <text:p>69.63%</text:p>
          </table:table-cell>
          <table:table-cell/>
        </table:table-row>
        <table:table-row table:style-name="ro1">
          <table:table-cell office:value-type="string" calcext:value-type="string">
            <text:p>10^-2</text:p>
          </table:table-cell>
          <table:table-cell office:value-type="float" office:value="426.99" calcext:value-type="float">
            <text:p>426.99</text:p>
          </table:table-cell>
          <table:table-cell office:value-type="float" office:value="365.25" calcext:value-type="float">
            <text:p>365.25</text:p>
          </table:table-cell>
          <table:table-cell table:formula="of:=[.C5]/[.B5]" office:value-type="percentage" office:value="0.855406449799761" calcext:value-type="percentage">
            <text:p>85.54%</text:p>
          </table:table-cell>
          <table:table-cell office:value-type="float" office:value="423.54" calcext:value-type="float">
            <text:p>423.54</text:p>
          </table:table-cell>
          <table:table-cell office:value-type="float" office:value="361.81" calcext:value-type="float">
            <text:p>361.81</text:p>
          </table:table-cell>
          <table:table-cell table:formula="of:=[.L5]/[.K5]" office:value-type="percentage" office:value="0.845618448637317" calcext:value-type="percentage">
            <text:p>84.56%</text:p>
          </table:table-cell>
          <table:table-cell office:value-type="float" office:value="460.69" calcext:value-type="float">
            <text:p>460.69</text:p>
          </table:table-cell>
          <table:table-cell office:value-type="float" office:value="384.85" calcext:value-type="float">
            <text:p>384.85</text:p>
          </table:table-cell>
          <table:table-cell table:formula="of:=[.I5]/[.H5]" office:value-type="percentage" office:value="0.835377368729514" calcext:value-type="percentage">
            <text:p>83.54%</text:p>
          </table:table-cell>
          <table:table-cell office:value-type="float" office:value="477" calcext:value-type="float">
            <text:p>477</text:p>
          </table:table-cell>
          <table:table-cell office:value-type="float" office:value="403.36" calcext:value-type="float">
            <text:p>403.36</text:p>
          </table:table-cell>
          <table:table-cell table:formula="of:=[.L5]/[.K5]" office:value-type="percentage" office:value="0.845618448637317" calcext:value-type="percentage">
            <text:p>84.56%</text:p>
          </table:table-cell>
          <table:table-cell office:value-type="float" office:value="459.13" calcext:value-type="float">
            <text:p>459.13</text:p>
          </table:table-cell>
          <table:table-cell office:value-type="float" office:value="381.85" calcext:value-type="float">
            <text:p>381.85</text:p>
          </table:table-cell>
          <table:table-cell table:formula="of:=[.O5]/[.N5]" office:value-type="percentage" office:value="0.83168165878945" calcext:value-type="percentage">
            <text:p>83.17%</text:p>
          </table:table-cell>
          <table:table-cell office:value-type="float" office:value="476.27" calcext:value-type="float">
            <text:p>476.27</text:p>
          </table:table-cell>
          <table:table-cell office:value-type="float" office:value="401.38" calcext:value-type="float">
            <text:p>401.38</text:p>
          </table:table-cell>
          <table:table-cell table:formula="of:=[.R5]/[.Q5]" office:value-type="percentage" office:value="0.842757259537657" calcext:value-type="percentage">
            <text:p>84.28%</text:p>
          </table:table-cell>
          <table:table-cell office:value-type="float" office:value="162.93" calcext:value-type="float">
            <text:p>162.93</text:p>
          </table:table-cell>
          <table:table-cell office:value-type="float" office:value="132.81" calcext:value-type="float">
            <text:p>132.81</text:p>
          </table:table-cell>
          <table:table-cell table:formula="of:=[.U5]/[.T5]" office:value-type="percentage" office:value="0.815135334192598" calcext:value-type="percentage">
            <text:p>81.51%</text:p>
          </table:table-cell>
          <table:table-cell/>
        </table:table-row>
        <table:table-row table:style-name="ro1">
          <table:table-cell office:value-type="string" calcext:value-type="string">
            <text:p>10^-3</text:p>
          </table:table-cell>
          <table:table-cell office:value-type="float" office:value="307.86" calcext:value-type="float">
            <text:p>307.86</text:p>
          </table:table-cell>
          <table:table-cell office:value-type="float" office:value="288.69" calcext:value-type="float">
            <text:p>288.69</text:p>
          </table:table-cell>
          <table:table-cell table:formula="of:=[.C6]/[.B6]" office:value-type="percentage" office:value="0.93773143636718" calcext:value-type="percentage">
            <text:p>93.77%</text:p>
          </table:table-cell>
          <table:table-cell office:value-type="float" office:value="308.96" calcext:value-type="float">
            <text:p>308.96</text:p>
          </table:table-cell>
          <table:table-cell office:value-type="float" office:value="289.88" calcext:value-type="float">
            <text:p>289.88</text:p>
          </table:table-cell>
          <table:table-cell table:formula="of:=[.L6]/[.K6]" office:value-type="percentage" office:value="0.93333905775946" calcext:value-type="percentage">
            <text:p>93.33%</text:p>
          </table:table-cell>
          <table:table-cell office:value-type="float" office:value="331.9" calcext:value-type="float">
            <text:p>331.9</text:p>
          </table:table-cell>
          <table:table-cell office:value-type="float" office:value="309.95" calcext:value-type="float">
            <text:p>309.95</text:p>
          </table:table-cell>
          <table:table-cell table:formula="of:=[.I6]/[.H6]" office:value-type="percentage" office:value="0.933865622175354" calcext:value-type="percentage">
            <text:p>93.39%</text:p>
          </table:table-cell>
          <table:table-cell office:value-type="float" office:value="349.38" calcext:value-type="float">
            <text:p>349.38</text:p>
          </table:table-cell>
          <table:table-cell office:value-type="float" office:value="326.09" calcext:value-type="float">
            <text:p>326.09</text:p>
          </table:table-cell>
          <table:table-cell table:formula="of:=[.L6]/[.K6]" office:value-type="percentage" office:value="0.93333905775946" calcext:value-type="percentage">
            <text:p>93.33%</text:p>
          </table:table-cell>
          <table:table-cell office:value-type="float" office:value="332.54" calcext:value-type="float">
            <text:p>332.54</text:p>
          </table:table-cell>
          <table:table-cell office:value-type="float" office:value="311.06" calcext:value-type="float">
            <text:p>311.06</text:p>
          </table:table-cell>
          <table:table-cell table:formula="of:=[.O6]/[.N6]" office:value-type="percentage" office:value="0.935406266915258" calcext:value-type="percentage">
            <text:p>93.54%</text:p>
          </table:table-cell>
          <table:table-cell office:value-type="float" office:value="347.62" calcext:value-type="float">
            <text:p>347.62</text:p>
          </table:table-cell>
          <table:table-cell office:value-type="float" office:value="324.17" calcext:value-type="float">
            <text:p>324.17</text:p>
          </table:table-cell>
          <table:table-cell table:formula="of:=[.R6]/[.Q6]" office:value-type="percentage" office:value="0.93254128070882" calcext:value-type="percentage">
            <text:p>93.25%</text:p>
          </table:table-cell>
          <table:table-cell office:value-type="float" office:value="114.49" calcext:value-type="float">
            <text:p>114.49</text:p>
          </table:table-cell>
          <table:table-cell office:value-type="float" office:value="104.82" calcext:value-type="float">
            <text:p>104.82</text:p>
          </table:table-cell>
          <table:table-cell table:formula="of:=[.U6]/[.T6]" office:value-type="percentage" office:value="0.91553847497598" calcext:value-type="percentage">
            <text:p>91.55%</text:p>
          </table:table-cell>
          <table:table-cell table:style-name="ce4"/>
        </table:table-row>
        <table:table-row table:style-name="ro1">
          <table:table-cell office:value-type="string" calcext:value-type="string">
            <text:p>10^-4</text:p>
          </table:table-cell>
          <table:table-cell office:value-type="float" office:value="227.12" calcext:value-type="float">
            <text:p>227.12</text:p>
          </table:table-cell>
          <table:table-cell office:value-type="float" office:value="221.49" calcext:value-type="float">
            <text:p>221.49</text:p>
          </table:table-cell>
          <table:table-cell table:formula="of:=[.C7]/[.B7]" office:value-type="percentage" office:value="0.975211342021839" calcext:value-type="percentage">
            <text:p>97.52%</text:p>
          </table:table-cell>
          <table:table-cell office:value-type="float" office:value="225.75" calcext:value-type="float">
            <text:p>225.75</text:p>
          </table:table-cell>
          <table:table-cell office:value-type="float" office:value="220.15" calcext:value-type="float">
            <text:p>220.15</text:p>
          </table:table-cell>
          <table:table-cell table:formula="of:=[.L7]/[.K7]" office:value-type="percentage" office:value="0.97025637231327" calcext:value-type="percentage">
            <text:p>97.03%</text:p>
          </table:table-cell>
          <table:table-cell office:value-type="float" office:value="254.45" calcext:value-type="float">
            <text:p>254.45</text:p>
          </table:table-cell>
          <table:table-cell office:value-type="float" office:value="247.12" calcext:value-type="float">
            <text:p>247.12</text:p>
          </table:table-cell>
          <table:table-cell table:formula="of:=[.I7]/[.H7]" office:value-type="percentage" office:value="0.97119276871684" calcext:value-type="percentage">
            <text:p>97.12%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2.27" calcext:value-type="float">
            <text:p>262.27</text:p>
          </table:table-cell>
          <table:table-cell table:formula="of:=[.L7]/[.K7]" office:value-type="percentage" office:value="0.97025637231327" calcext:value-type="percentage">
            <text:p>97.03%</text:p>
          </table:table-cell>
          <table:table-cell office:value-type="float" office:value="253.36" calcext:value-type="float">
            <text:p>253.36</text:p>
          </table:table-cell>
          <table:table-cell office:value-type="float" office:value="246.22" calcext:value-type="float">
            <text:p>246.22</text:p>
          </table:table-cell>
          <table:table-cell table:formula="of:=[.O7]/[.N7]" office:value-type="percentage" office:value="0.971818755920429" calcext:value-type="percentage">
            <text:p>97.18%</text:p>
          </table:table-cell>
          <table:table-cell office:value-type="float" office:value="269.81" calcext:value-type="float">
            <text:p>269.81</text:p>
          </table:table-cell>
          <table:table-cell office:value-type="float" office:value="261.62" calcext:value-type="float">
            <text:p>261.62</text:p>
          </table:table-cell>
          <table:table-cell table:formula="of:=[.R7]/[.Q7]" office:value-type="percentage" office:value="0.969645305956043" calcext:value-type="percentage">
            <text:p>96.96%</text:p>
          </table:table-cell>
          <table:table-cell office:value-type="float" office:value="82.54" calcext:value-type="float">
            <text:p>82.54</text:p>
          </table:table-cell>
          <table:table-cell office:value-type="float" office:value="79.13" calcext:value-type="float">
            <text:p>79.13</text:p>
          </table:table-cell>
          <table:table-cell table:formula="of:=[.U7]/[.T7]" office:value-type="percentage" office:value="0.958686697358856" calcext:value-type="percentage">
            <text:p>95.87%</text:p>
          </table:table-cell>
          <table:table-cell/>
        </table:table-row>
        <table:table-row table:style-name="ro1">
          <table:table-cell office:value-type="string" calcext:value-type="string">
            <text:p>10^-5</text:p>
          </table:table-cell>
          <table:table-cell office:value-type="float" office:value="175.03" calcext:value-type="float">
            <text:p>175.03</text:p>
          </table:table-cell>
          <table:table-cell office:value-type="float" office:value="172.84" calcext:value-type="float">
            <text:p>172.84</text:p>
          </table:table-cell>
          <table:table-cell table:formula="of:=[.C8]/[.B8]" office:value-type="percentage" office:value="0.987487859224133" calcext:value-type="percentage">
            <text:p>98.75%</text:p>
          </table:table-cell>
          <table:table-cell office:value-type="float" office:value="175.04" calcext:value-type="float">
            <text:p>175.04</text:p>
          </table:table-cell>
          <table:table-cell office:value-type="float" office:value="173.14" calcext:value-type="float">
            <text:p>173.14</text:p>
          </table:table-cell>
          <table:table-cell table:formula="of:=[.L8]/[.K8]" office:value-type="percentage" office:value="0.984920016500894" calcext:value-type="percentage">
            <text:p>98.49%</text:p>
          </table:table-cell>
          <table:table-cell office:value-type="float" office:value="206.86" calcext:value-type="float">
            <text:p>206.86</text:p>
          </table:table-cell>
          <table:table-cell office:value-type="float" office:value="203.54" calcext:value-type="float">
            <text:p>203.54</text:p>
          </table:table-cell>
          <table:table-cell table:formula="of:=[.I8]/[.H8]" office:value-type="percentage" office:value="0.983950497921299" calcext:value-type="percentage">
            <text:p>98.40%</text:p>
          </table:table-cell>
          <table:table-cell office:value-type="float" office:value="218.17" calcext:value-type="float">
            <text:p>218.17</text:p>
          </table:table-cell>
          <table:table-cell office:value-type="float" office:value="214.88" calcext:value-type="float">
            <text:p>214.88</text:p>
          </table:table-cell>
          <table:table-cell table:formula="of:=[.L8]/[.K8]" office:value-type="percentage" office:value="0.984920016500894" calcext:value-type="percentage">
            <text:p>98.49%</text:p>
          </table:table-cell>
          <table:table-cell office:value-type="float" office:value="206.29" calcext:value-type="float">
            <text:p>206.29</text:p>
          </table:table-cell>
          <table:table-cell office:value-type="float" office:value="203.16" calcext:value-type="float">
            <text:p>203.16</text:p>
          </table:table-cell>
          <table:table-cell table:formula="of:=[.O8]/[.N8]" office:value-type="percentage" office:value="0.984827185030782" calcext:value-type="percentage">
            <text:p>98.48%</text:p>
          </table:table-cell>
          <table:table-cell office:value-type="float" office:value="220.05" calcext:value-type="float">
            <text:p>220.05</text:p>
          </table:table-cell>
          <table:table-cell office:value-type="float" office:value="216.59" calcext:value-type="float">
            <text:p>216.59</text:p>
          </table:table-cell>
          <table:table-cell table:formula="of:=[.R8]/[.Q8]" office:value-type="percentage" office:value="0.984276300840718" calcext:value-type="percentage">
            <text:p>98.43%</text:p>
          </table:table-cell>
          <table:table-cell office:value-type="float" office:value="59.47" calcext:value-type="float">
            <text:p>59.47</text:p>
          </table:table-cell>
          <table:table-cell office:value-type="float" office:value="58.14" calcext:value-type="float">
            <text:p>58.14</text:p>
          </table:table-cell>
          <table:table-cell table:formula="of:=[.U8]/[.T8]" office:value-type="percentage" office:value="0.977635782747604" calcext:value-type="percentage">
            <text:p>97.76%</text:p>
          </table:table-cell>
          <table:table-cell/>
        </table:table-row>
        <table:table-row table:style-name="ro1">
          <table:table-cell office:value-type="string" calcext:value-type="string">
            <text:p>10^-6</text:p>
          </table:table-cell>
          <table:table-cell office:value-type="float" office:value="138.52" calcext:value-type="float">
            <text:p>138.52</text:p>
          </table:table-cell>
          <table:table-cell office:value-type="float" office:value="137.62" calcext:value-type="float">
            <text:p>137.62</text:p>
          </table:table-cell>
          <table:table-cell table:formula="of:=[.C9]/[.B9]" office:value-type="percentage" office:value="0.993502743286168" calcext:value-type="percentage">
            <text:p>99.35%</text:p>
          </table:table-cell>
          <table:table-cell office:value-type="float" office:value="139.13" calcext:value-type="float">
            <text:p>139.13</text:p>
          </table:table-cell>
          <table:table-cell office:value-type="float" office:value="138.25" calcext:value-type="float">
            <text:p>138.25</text:p>
          </table:table-cell>
          <table:table-cell table:formula="of:=[.L9]/[.K9]" office:value-type="percentage" office:value="0.990250544662309" calcext:value-type="percentage">
            <text:p>99.03%</text:p>
          </table:table-cell>
          <table:table-cell office:value-type="float" office:value="171.1" calcext:value-type="float">
            <text:p>171.1</text:p>
          </table:table-cell>
          <table:table-cell office:value-type="float" office:value="169.6" calcext:value-type="float">
            <text:p>169.6</text:p>
          </table:table-cell>
          <table:table-cell table:formula="of:=[.I9]/[.H9]" office:value-type="percentage" office:value="0.991233196960842" calcext:value-type="percentage">
            <text:p>99.12%</text:p>
          </table:table-cell>
          <table:table-cell office:value-type="float" office:value="183.6" calcext:value-type="float">
            <text:p>183.6</text:p>
          </table:table-cell>
          <table:table-cell office:value-type="float" office:value="181.81" calcext:value-type="float">
            <text:p>181.81</text:p>
          </table:table-cell>
          <table:table-cell table:formula="of:=[.L9]/[.K9]" office:value-type="percentage" office:value="0.990250544662309" calcext:value-type="percentage">
            <text:p>99.03%</text:p>
          </table:table-cell>
          <table:table-cell office:value-type="float" office:value="170.36" calcext:value-type="float">
            <text:p>170.36</text:p>
          </table:table-cell>
          <table:table-cell office:value-type="float" office:value="168.69" calcext:value-type="float">
            <text:p>168.69</text:p>
          </table:table-cell>
          <table:table-cell table:formula="of:=[.O9]/[.N9]" office:value-type="percentage" office:value="0.990197229396572" calcext:value-type="percentage">
            <text:p>99.02%</text:p>
          </table:table-cell>
          <table:table-cell office:value-type="float" office:value="182.46" calcext:value-type="float">
            <text:p>182.46</text:p>
          </table:table-cell>
          <table:table-cell office:value-type="float" office:value="180.96" calcext:value-type="float">
            <text:p>180.96</text:p>
          </table:table-cell>
          <table:table-cell table:formula="of:=[.R9]/[.Q9]" office:value-type="percentage" office:value="0.991779020059191" calcext:value-type="percentage">
            <text:p>99.18%</text:p>
          </table:table-cell>
          <table:table-cell office:value-type="float" office:value="43.88" calcext:value-type="float">
            <text:p>43.88</text:p>
          </table:table-cell>
          <table:table-cell office:value-type="float" office:value="43.29" calcext:value-type="float">
            <text:p>43.29</text:p>
          </table:table-cell>
          <table:table-cell table:formula="of:=[.U9]/[.T9]" office:value-type="percentage" office:value="0.986554238833181" calcext:value-type="percentage">
            <text:p>98.66%</text:p>
          </table:table-cell>
          <table:table-cell/>
        </table:table-row>
        <table:table-row table:style-name="ro1">
          <table:table-cell office:value-type="string" calcext:value-type="string">
            <text:p>10^-7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2.39" calcext:value-type="float">
            <text:p>112.39</text:p>
          </table:table-cell>
          <table:table-cell table:formula="of:=[.C10]/[.B10]" office:value-type="percentage" office:value="0.995835548467127" calcext:value-type="percentage">
            <text:p>99.58%</text:p>
          </table:table-cell>
          <table:table-cell office:value-type="float" office:value="112.72" calcext:value-type="float">
            <text:p>112.72</text:p>
          </table:table-cell>
          <table:table-cell office:value-type="float" office:value="112.14" calcext:value-type="float">
            <text:p>112.14</text:p>
          </table:table-cell>
          <table:table-cell table:formula="of:=[.L10]/[.K10]" office:value-type="percentage" office:value="0.993530020703934" calcext:value-type="percentage">
            <text:p>99.35%</text:p>
          </table:table-cell>
          <table:table-cell office:value-type="float" office:value="146.13" calcext:value-type="float">
            <text:p>146.13</text:p>
          </table:table-cell>
          <table:table-cell office:value-type="float" office:value="145.06" calcext:value-type="float">
            <text:p>145.06</text:p>
          </table:table-cell>
          <table:table-cell table:formula="of:=[.I10]/[.H10]" office:value-type="percentage" office:value="0.992677752685965" calcext:value-type="percentage">
            <text:p>99.27%</text:p>
          </table:table-cell>
          <table:table-cell office:value-type="float" office:value="154.56" calcext:value-type="float">
            <text:p>154.56</text:p>
          </table:table-cell>
          <table:table-cell office:value-type="float" office:value="153.56" calcext:value-type="float">
            <text:p>153.56</text:p>
          </table:table-cell>
          <table:table-cell table:formula="of:=[.L10]/[.K10]" office:value-type="percentage" office:value="0.993530020703934" calcext:value-type="percentage">
            <text:p>99.35%</text:p>
          </table:table-cell>
          <table:table-cell office:value-type="float" office:value="145.95" calcext:value-type="float">
            <text:p>145.95</text:p>
          </table:table-cell>
          <table:table-cell office:value-type="float" office:value="144.91" calcext:value-type="float">
            <text:p>144.91</text:p>
          </table:table-cell>
          <table:table-cell table:formula="of:=[.O10]/[.N10]" office:value-type="percentage" office:value="0.992874272010963" calcext:value-type="percentage">
            <text:p>99.29%</text:p>
          </table:table-cell>
          <table:table-cell office:value-type="float" office:value="154.01" calcext:value-type="float">
            <text:p>154.01</text:p>
          </table:table-cell>
          <table:table-cell office:value-type="float" office:value="153.12" calcext:value-type="float">
            <text:p>153.12</text:p>
          </table:table-cell>
          <table:table-cell table:formula="of:=[.R10]/[.Q10]" office:value-type="percentage" office:value="0.994221154470489" calcext:value-type="percentage">
            <text:p>99.42%</text:p>
          </table:table-cell>
          <table:table-cell office:value-type="float" office:value="33.03" calcext:value-type="float">
            <text:p>33.03</text:p>
          </table:table-cell>
          <table:table-cell office:value-type="float" office:value="32.67" calcext:value-type="float">
            <text:p>32.67</text:p>
          </table:table-cell>
          <table:table-cell table:formula="of:=[.U10]/[.T10]" office:value-type="percentage" office:value="0.989100817438692" calcext:value-type="percentage">
            <text:p>98.91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3:27:40.155078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10-13T13:28:12.327539167</dc:date>
    <meta:editing-duration>PT10H1M7S</meta:editing-duration>
    <meta:editing-cycles>122</meta:editing-cycles>
    <meta:generator>LibreOffice/4.2.8.2$Linux_X86_64 LibreOffice_project/420m0$Build-2</meta:generator>
    <meta:document-statistic meta:table-count="2" meta:cell-count="2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3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 chart:error-upper-range="Rewards.E3:Rewards.E9" chart:error-lower-range="Rewards.E3:Rewards.E9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 chart:error-upper-range="Rewards.G3:Rewards.G9" chart:error-lower-range="Rewards.G3:Rewards.G9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723cm" svg:height="16.258cm" xlink:href=".." xlink:type="simple" chart:class="chart:line" chart:style-name="ch1">
        <chart:title svg:x="3.981cm" svg:y="0.461cm" chart:style-name="ch2">
          <text:p>Total Rewards vs Split Error(200 runs)</text:p>
        </chart:title>
        <chart:legend svg:x="10.815cm" svg:y="7.451cm" style:legend-expansion="custom" chartooo:width="3.561cm" chartooo:height="3.9cm" style:legend-expansion-aspect-ratio="0.913076923076923" chart:style-name="ch3"/>
        <chart:plot-area chart:style-name="ch4" table:cell-range-address="Rewards.A3:Rewards.H9 Rewards.B2:Rewards.H2" chart:data-source-has-labels="both" svg:x="0.314cm" svg:y="1.591cm" svg:width="15.095cm" svg:height="14.342cm">
          <chartooo:coordinate-region svg:x="1.491cm" svg:y="1.791cm" svg:width="13.506cm" svg:height="13.496cm"/>
          <chart:axis chart:dimension="x" chart:name="primary-x" chart:style-name="ch5" chartooo:axis-type="auto">
            <chartooo:date-scale/>
            <chart:categories table:cell-range-address="Rewards.A3:Rewards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B3:Rewards.B9" chart:label-cell-address="Rewards.B2:Rewards.B2" chart:class="chart:line">
            <chart:data-point chart:repeated="7"/>
          </chart:series>
          <chart:series chart:style-name="ch9" chart:values-cell-range-address="Rewards.C3:Rewards.C9" chart:label-cell-address="Rewards.C2:Rewards.C2" chart:class="chart:line">
            <chart:data-point chart:repeated="7"/>
          </chart:series>
          <chart:series chart:style-name="ch10" chart:values-cell-range-address="Rewards.D3:Rewards.D9" chart:label-cell-address="Rewards.D2:Rewards.D2" chart:class="chart:line">
            <chart:data-point chart:repeated="7"/>
          </chart:series>
          <chart:series chart:style-name="ch11" chart:values-cell-range-address="Rewards.E3:Rewards.E9" chart:label-cell-address="Rewards.E2:Rewards.E2" chart:class="chart:line">
            <chart:data-point chart:repeated="7"/>
          </chart:series>
          <chart:series chart:style-name="ch12" chart:values-cell-range-address="Rewards.F3:Rewards.F9" chart:label-cell-address="Rewards.F2:Rewards.F2" chart:class="chart:line">
            <chart:data-point chart:repeated="7"/>
          </chart:series>
          <chart:series chart:style-name="ch13" chart:values-cell-range-address="Rewards.G3:Rewards.G9" chart:label-cell-address="Rewards.G2:Rewards.G2" chart:class="chart:line">
            <chart:data-point chart:repeated="7"/>
          </chart:series>
          <chart:series chart:style-name="ch14" chart:values-cell-range-address="Rewards.H3:Rewards.H9" chart:label-cell-address="Rewards.H2:Rewards.H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B2</svg:desc>
                </draw:g>
              </table:table-cell>
              <table:table-cell office:value-type="string">
                <text:p>Mid-noT</text:p>
                <draw:g>
                  <svg:desc>Rewards.C2:Rewards.C2</svg:desc>
                </draw:g>
              </table:table-cell>
              <table:table-cell office:value-type="string">
                <text:p>Any</text:p>
                <draw:g>
                  <svg:desc>Rewards.D2:Rewards.D2</svg:desc>
                </draw:g>
              </table:table-cell>
              <table:table-cell office:value-type="string">
                <text:p>Any-noT</text:p>
                <draw:g>
                  <svg:desc>Rewards.E2:Rewards.E2</svg:desc>
                </draw:g>
              </table:table-cell>
              <table:table-cell office:value-type="string">
                <text:p>Max</text:p>
                <draw:g>
                  <svg:desc>Rewards.F2:Rewards.F2</svg:desc>
                </draw:g>
              </table:table-cell>
              <table:table-cell office:value-type="string">
                <text:p>Max-noT</text:p>
                <draw:g>
                  <svg:desc>Rewards.G2:Rewards.G2</svg:desc>
                </draw:g>
              </table:table-cell>
              <table:table-cell office:value-type="string">
                <text:p>QDT</text:p>
                <draw:g>
                  <svg:desc>Rewards.H2:Reward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Rewards.A3:Rewards.A9</svg:desc>
                </draw:g>
              </table:table-cell>
              <table:table-cell office:value-type="float" office:value="42776.87">
                <text:p>42776.87</text:p>
                <draw:g>
                  <svg:desc>Rewards.B3:Rewards.B9</svg:desc>
                </draw:g>
              </table:table-cell>
              <table:table-cell office:value-type="float" office:value="42614.74">
                <text:p>42614.74</text:p>
                <draw:g>
                  <svg:desc>Rewards.C3:Rewards.C9</svg:desc>
                </draw:g>
              </table:table-cell>
              <table:table-cell office:value-type="float" office:value="43177.93">
                <text:p>43177.93</text:p>
                <draw:g>
                  <svg:desc>Rewards.D3:Rewards.D9</svg:desc>
                </draw:g>
              </table:table-cell>
              <table:table-cell office:value-type="float" office:value="44438.4">
                <text:p>44438.4</text:p>
                <draw:g>
                  <svg:desc>Rewards.E3:Rewards.E9</svg:desc>
                </draw:g>
              </table:table-cell>
              <table:table-cell office:value-type="float" office:value="43596.28">
                <text:p>43596.28</text:p>
                <draw:g>
                  <svg:desc>Rewards.F3:Rewards.F9</svg:desc>
                </draw:g>
              </table:table-cell>
              <table:table-cell office:value-type="float" office:value="45001.35">
                <text:p>45001.35</text:p>
                <draw:g>
                  <svg:desc>Rewards.G3:Rewards.G9</svg:desc>
                </draw:g>
              </table:table-cell>
              <table:table-cell office:value-type="float" office:value="30300.56">
                <text:p>30300.56</text:p>
                <draw:g>
                  <svg:desc>Rewards.H3:Rewards.H9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47174.59">
                <text:p>47174.59</text:p>
              </table:table-cell>
              <table:table-cell office:value-type="float" office:value="46495.61">
                <text:p>46495.61</text:p>
              </table:table-cell>
              <table:table-cell office:value-type="float" office:value="47624.88">
                <text:p>47624.88</text:p>
              </table:table-cell>
              <table:table-cell office:value-type="float" office:value="48426.7">
                <text:p>48426.7</text:p>
              </table:table-cell>
              <table:table-cell office:value-type="float" office:value="47644.06">
                <text:p>47644.06</text:p>
              </table:table-cell>
              <table:table-cell office:value-type="float" office:value="48383.78">
                <text:p>48383.78</text:p>
              </table:table-cell>
              <table:table-cell office:value-type="float" office:value="32268.48">
                <text:p>32268.48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48217.02">
                <text:p>48217.02</text:p>
              </table:table-cell>
              <table:table-cell office:value-type="float" office:value="47999.4">
                <text:p>47999.4</text:p>
              </table:table-cell>
              <table:table-cell office:value-type="float" office:value="48680.05">
                <text:p>48680.05</text:p>
              </table:table-cell>
              <table:table-cell office:value-type="float" office:value="48789.98">
                <text:p>48789.98</text:p>
              </table:table-cell>
              <table:table-cell office:value-type="float" office:value="48663.91">
                <text:p>48663.91</text:p>
              </table:table-cell>
              <table:table-cell office:value-type="float" office:value="49071.72">
                <text:p>49071.72</text:p>
              </table:table-cell>
              <table:table-cell office:value-type="float" office:value="33916.63">
                <text:p>33916.63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47718.99">
                <text:p>47718.99</text:p>
              </table:table-cell>
              <table:table-cell office:value-type="float" office:value="47820.77">
                <text:p>47820.77</text:p>
              </table:table-cell>
              <table:table-cell office:value-type="float" office:value="47926.46">
                <text:p>47926.46</text:p>
              </table:table-cell>
              <table:table-cell office:value-type="float" office:value="48435.52">
                <text:p>48435.52</text:p>
              </table:table-cell>
              <table:table-cell office:value-type="float" office:value="48108.08">
                <text:p>48108.08</text:p>
              </table:table-cell>
              <table:table-cell office:value-type="float" office:value="48727.41">
                <text:p>48727.41</text:p>
              </table:table-cell>
              <table:table-cell office:value-type="float" office:value="34277.01">
                <text:p>34277.01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47258.49">
                <text:p>47258.49</text:p>
              </table:table-cell>
              <table:table-cell office:value-type="float" office:value="47320.72">
                <text:p>47320.72</text:p>
              </table:table-cell>
              <table:table-cell office:value-type="float" office:value="47128.31">
                <text:p>47128.31</text:p>
              </table:table-cell>
              <table:table-cell office:value-type="float" office:value="47711.12">
                <text:p>47711.12</text:p>
              </table:table-cell>
              <table:table-cell office:value-type="float" office:value="47320.21">
                <text:p>47320.21</text:p>
              </table:table-cell>
              <table:table-cell office:value-type="float" office:value="47686.35">
                <text:p>47686.35</text:p>
              </table:table-cell>
              <table:table-cell office:value-type="float" office:value="34512.19">
                <text:p>34512.19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46656.19">
                <text:p>46656.19</text:p>
              </table:table-cell>
              <table:table-cell office:value-type="float" office:value="46546.72">
                <text:p>46546.72</text:p>
              </table:table-cell>
              <table:table-cell office:value-type="float" office:value="46259.54">
                <text:p>46259.54</text:p>
              </table:table-cell>
              <table:table-cell office:value-type="float" office:value="46955.97">
                <text:p>46955.97</text:p>
              </table:table-cell>
              <table:table-cell office:value-type="float" office:value="46452.21">
                <text:p>46452.21</text:p>
              </table:table-cell>
              <table:table-cell office:value-type="float" office:value="47268.86">
                <text:p>47268.86</text:p>
              </table:table-cell>
              <table:table-cell office:value-type="float" office:value="33771.92">
                <text:p>33771.92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46304.48">
                <text:p>46304.48</text:p>
              </table:table-cell>
              <table:table-cell office:value-type="float" office:value="46193.14">
                <text:p>46193.14</text:p>
              </table:table-cell>
              <table:table-cell office:value-type="float" office:value="45643.86">
                <text:p>45643.86</text:p>
              </table:table-cell>
              <table:table-cell office:value-type="float" office:value="46453.58">
                <text:p>46453.58</text:p>
              </table:table-cell>
              <table:table-cell office:value-type="float" office:value="45799.54">
                <text:p>45799.54</text:p>
              </table:table-cell>
              <table:table-cell office:value-type="float" office:value="46015.47">
                <text:p>46015.47</text:p>
              </table:table-cell>
              <table:table-cell office:value-type="float" office:value="32659.44">
                <text:p>32659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6.494cm" svg:y="0.359cm" chart:style-name="ch2">
          <text:p>Total Splits vs Split Error (200 runs)</text:p>
        </chart:title>
        <chart:legend svg:x="16.025cm" svg:y="2.303cm" style:legend-expansion="custom" chartooo:width="3.066cm" chartooo:height="2.841cm" style:legend-expansion-aspect-ratio="1.0791974656811" chart:style-name="ch3"/>
        <chart:plot-area chart:style-name="ch4" table:cell-range-address="Splits.A4:Splits.B10 Splits.B2:Splits.B2 Splits.E2:Splits.E2 Splits.E4:Splits.E10 Splits.H2:Splits.H2 Splits.H4:Splits.H10 Splits.K2:Splits.K2 Splits.K4:Splits.K10 Splits.N2:Splits.N2 Splits.N4:Splits.N10 Splits.Q2:Splits.Q2 Splits.Q4:Splits.Q10 Splits.T2:Splits.T2 Splits.T4:Splits.T10" chart:data-source-has-labels="both" svg:x="0.404cm" svg:y="1.387cm" svg:width="19.439cm" svg:height="9.553cm">
          <chartooo:coordinate-region svg:x="1.211cm" svg:y="1.586cm" svg:width="18.22cm" svg:height="8.70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B4:Splits.B10" chart:label-cell-address="Splits.B2:Splits.B2" chart:class="chart:line">
            <chart:data-point chart:repeated="7"/>
          </chart:series>
          <chart:series chart:style-name="ch8" chart:values-cell-range-address="Splits.E4:Splits.E10" chart:label-cell-address="Splits.E2:Splits.E2" chart:class="chart:line">
            <chart:data-point chart:repeated="7"/>
          </chart:series>
          <chart:series chart:style-name="ch9" chart:values-cell-range-address="Splits.H4:Splits.H10" chart:label-cell-address="Splits.H2:Splits.H2" chart:class="chart:line">
            <chart:data-point chart:repeated="7"/>
          </chart:series>
          <chart:series chart:style-name="ch10" chart:values-cell-range-address="Splits.K4:Splits.K10" chart:label-cell-address="Splits.K2:Splits.K2" chart:class="chart:line">
            <chart:data-point chart:repeated="7"/>
          </chart:series>
          <chart:series chart:style-name="ch11" chart:values-cell-range-address="Splits.N4:Splits.N10" chart:label-cell-address="Splits.N2:Splits.N2" chart:class="chart:line">
            <chart:data-point chart:repeated="7"/>
          </chart:series>
          <chart:series chart:style-name="ch12" chart:values-cell-range-address="Splits.Q4:Splits.Q10" chart:label-cell-address="Splits.Q2:Splits.Q2" chart:class="chart:line">
            <chart:data-point chart:repeated="7"/>
          </chart:series>
          <chart:series chart:style-name="ch13" chart:values-cell-range-address="Splits.T4:Splits.T10" chart:label-cell-address="Splits.T2:Splits.T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Mid-noT</text:p>
                <draw:g>
                  <svg:desc>Splits.E2:Splits.E2</svg:desc>
                </draw:g>
              </table:table-cell>
              <table:table-cell office:value-type="string">
                <text:p>Any</text:p>
                <draw:g>
                  <svg:desc>Splits.H2:Splits.H2</svg:desc>
                </draw:g>
              </table:table-cell>
              <table:table-cell office:value-type="string">
                <text:p>Any-noT</text:p>
                <draw:g>
                  <svg:desc>Splits.K2:Splits.K2</svg:desc>
                </draw:g>
              </table:table-cell>
              <table:table-cell office:value-type="string">
                <text:p>Max</text:p>
                <draw:g>
                  <svg:desc>Splits.N2:Splits.N2</svg:desc>
                </draw:g>
              </table:table-cell>
              <table:table-cell office:value-type="string">
                <text:p>Max-noT</text:p>
                <draw:g>
                  <svg:desc>Splits.Q2:Splits.Q2</svg:desc>
                </draw:g>
              </table:table-cell>
              <table:table-cell office:value-type="string">
                <text:p>QDT</text:p>
                <draw:g>
                  <svg:desc>Splits.T2:Split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544.55">
                <text:p>544.55</text:p>
                <draw:g>
                  <svg:desc>Splits.B4:Splits.B10</svg:desc>
                </draw:g>
              </table:table-cell>
              <table:table-cell office:value-type="float" office:value="543.71">
                <text:p>543.71</text:p>
                <draw:g>
                  <svg:desc>Splits.E4:Splits.E10</svg:desc>
                </draw:g>
              </table:table-cell>
              <table:table-cell office:value-type="float" office:value="605.26">
                <text:p>605.26</text:p>
                <draw:g>
                  <svg:desc>Splits.H4:Splits.H10</svg:desc>
                </draw:g>
              </table:table-cell>
              <table:table-cell office:value-type="float" office:value="610.31">
                <text:p>610.31</text:p>
                <draw:g>
                  <svg:desc>Splits.K4:Splits.K10</svg:desc>
                </draw:g>
              </table:table-cell>
              <table:table-cell office:value-type="float" office:value="607.02">
                <text:p>607.02</text:p>
                <draw:g>
                  <svg:desc>Splits.N4:Splits.N10</svg:desc>
                </draw:g>
              </table:table-cell>
              <table:table-cell office:value-type="float" office:value="609.37">
                <text:p>609.37</text:p>
                <draw:g>
                  <svg:desc>Splits.Q4:Splits.Q10</svg:desc>
                </draw:g>
              </table:table-cell>
              <table:table-cell office:value-type="float" office:value="219.89">
                <text:p>219.89</text:p>
                <draw:g>
                  <svg:desc>Splits.T4:Splits.T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426.99">
                <text:p>426.99</text:p>
              </table:table-cell>
              <table:table-cell office:value-type="float" office:value="423.54">
                <text:p>423.54</text:p>
              </table:table-cell>
              <table:table-cell office:value-type="float" office:value="460.69">
                <text:p>460.69</text:p>
              </table:table-cell>
              <table:table-cell office:value-type="float" office:value="477">
                <text:p>477</text:p>
              </table:table-cell>
              <table:table-cell office:value-type="float" office:value="459.13">
                <text:p>459.13</text:p>
              </table:table-cell>
              <table:table-cell office:value-type="float" office:value="476.27">
                <text:p>476.27</text:p>
              </table:table-cell>
              <table:table-cell office:value-type="float" office:value="162.93">
                <text:p>162.93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307.86">
                <text:p>307.86</text:p>
              </table:table-cell>
              <table:table-cell office:value-type="float" office:value="308.96">
                <text:p>308.96</text:p>
              </table:table-cell>
              <table:table-cell office:value-type="float" office:value="331.9">
                <text:p>331.9</text:p>
              </table:table-cell>
              <table:table-cell office:value-type="float" office:value="349.38">
                <text:p>349.38</text:p>
              </table:table-cell>
              <table:table-cell office:value-type="float" office:value="332.54">
                <text:p>332.54</text:p>
              </table:table-cell>
              <table:table-cell office:value-type="float" office:value="347.62">
                <text:p>347.62</text:p>
              </table:table-cell>
              <table:table-cell office:value-type="float" office:value="114.49">
                <text:p>114.49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227.12">
                <text:p>227.12</text:p>
              </table:table-cell>
              <table:table-cell office:value-type="float" office:value="225.75">
                <text:p>225.75</text:p>
              </table:table-cell>
              <table:table-cell office:value-type="float" office:value="254.45">
                <text:p>254.45</text:p>
              </table:table-cell>
              <table:table-cell office:value-type="float" office:value="270.31">
                <text:p>270.31</text:p>
              </table:table-cell>
              <table:table-cell office:value-type="float" office:value="253.36">
                <text:p>253.36</text:p>
              </table:table-cell>
              <table:table-cell office:value-type="float" office:value="269.81">
                <text:p>269.81</text:p>
              </table:table-cell>
              <table:table-cell office:value-type="float" office:value="82.54">
                <text:p>82.54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175.03">
                <text:p>175.03</text:p>
              </table:table-cell>
              <table:table-cell office:value-type="float" office:value="175.04">
                <text:p>175.04</text:p>
              </table:table-cell>
              <table:table-cell office:value-type="float" office:value="206.86">
                <text:p>206.86</text:p>
              </table:table-cell>
              <table:table-cell office:value-type="float" office:value="218.17">
                <text:p>218.17</text:p>
              </table:table-cell>
              <table:table-cell office:value-type="float" office:value="206.29">
                <text:p>206.29</text:p>
              </table:table-cell>
              <table:table-cell office:value-type="float" office:value="220.05">
                <text:p>220.05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138.52">
                <text:p>138.52</text:p>
              </table:table-cell>
              <table:table-cell office:value-type="float" office:value="139.13">
                <text:p>139.13</text:p>
              </table:table-cell>
              <table:table-cell office:value-type="float" office:value="171.1">
                <text:p>171.1</text:p>
              </table:table-cell>
              <table:table-cell office:value-type="float" office:value="183.6">
                <text:p>183.6</text:p>
              </table:table-cell>
              <table:table-cell office:value-type="float" office:value="170.36">
                <text:p>170.36</text:p>
              </table:table-cell>
              <table:table-cell office:value-type="float" office:value="182.46">
                <text:p>182.46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112.86">
                <text:p>112.86</text:p>
              </table:table-cell>
              <table:table-cell office:value-type="float" office:value="112.72">
                <text:p>112.72</text:p>
              </table:table-cell>
              <table:table-cell office:value-type="float" office:value="146.13">
                <text:p>146.13</text:p>
              </table:table-cell>
              <table:table-cell office:value-type="float" office:value="154.56">
                <text:p>154.56</text:p>
              </table:table-cell>
              <table:table-cell office:value-type="float" office:value="145.95">
                <text:p>145.95</text:p>
              </table:table-cell>
              <table:table-cell office:value-type="float" office:value="154.01">
                <text:p>154.01</text:p>
              </table:table-cell>
              <table:table-cell office:value-type="float" office:value="33.03">
                <text:p>33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65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5.952cm" svg:y="0.359cm" chart:style-name="ch2">
          <text:p>% Wanted Splits vs Split Error (200 runs)</text:p>
        </chart:title>
        <chart:legend svg:x="15.944cm" svg:y="6.705cm" style:legend-expansion="custom" chartooo:width="3.066cm" chartooo:height="2.841cm" style:legend-expansion-aspect-ratio="1.0791974656811" chart:style-name="ch3"/>
        <chart:plot-area chart:style-name="ch4" table:cell-range-address="Splits.A4:Splits.A10 Splits.B2:Splits.B2 Splits.D4:Splits.D10 Splits.E2:Splits.E2 Splits.G4:Splits.G10 Splits.H2:Splits.H2 Splits.J4:Splits.J10 Splits.K2:Splits.K2 Splits.M4:Splits.M10 Splits.N2:Splits.N2 Splits.P4:Splits.P10 Splits.Q2:Splits.Q2 Splits.S4:Splits.S10 Splits.T2:Splits.T2 Splits.V4:Splits.V10" chart:data-source-has-labels="both" svg:x="0.404cm" svg:y="1.387cm" svg:width="19.439cm" svg:height="9.553cm">
          <chartooo:coordinate-region svg:x="2.004cm" svg:y="1.586cm" svg:width="17.427cm" svg:height="8.70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D4:Splits.D10" chart:label-cell-address="Splits.B2:Splits.B2" chart:class="chart:line">
            <chart:data-point chart:repeated="7"/>
          </chart:series>
          <chart:series chart:style-name="ch9" chart:values-cell-range-address="Splits.G4:Splits.G10" chart:label-cell-address="Splits.E2:Splits.E2" chart:class="chart:line">
            <chart:data-point chart:repeated="7"/>
          </chart:series>
          <chart:series chart:style-name="ch10" chart:values-cell-range-address="Splits.J4:Splits.J10" chart:label-cell-address="Splits.H2:Splits.H2" chart:class="chart:line">
            <chart:data-point chart:repeated="7"/>
          </chart:series>
          <chart:series chart:style-name="ch11" chart:values-cell-range-address="Splits.M4:Splits.M10" chart:label-cell-address="Splits.K2:Splits.K2" chart:class="chart:line">
            <chart:data-point chart:repeated="7"/>
          </chart:series>
          <chart:series chart:style-name="ch12" chart:values-cell-range-address="Splits.P4:Splits.P10" chart:label-cell-address="Splits.N2:Splits.N2" chart:class="chart:line">
            <chart:data-point chart:repeated="7"/>
          </chart:series>
          <chart:series chart:style-name="ch13" chart:values-cell-range-address="Splits.S4:Splits.S10" chart:label-cell-address="Splits.Q2:Splits.Q2" chart:class="chart:line">
            <chart:data-point chart:repeated="7"/>
          </chart:series>
          <chart:series chart:style-name="ch14" chart:values-cell-range-address="Splits.V4:Splits.V10" chart:label-cell-address="Splits.T2:Splits.T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Mid-noT</text:p>
                <draw:g>
                  <svg:desc>Splits.E2:Splits.E2</svg:desc>
                </draw:g>
              </table:table-cell>
              <table:table-cell office:value-type="string">
                <text:p>Any</text:p>
                <draw:g>
                  <svg:desc>Splits.H2:Splits.H2</svg:desc>
                </draw:g>
              </table:table-cell>
              <table:table-cell office:value-type="string">
                <text:p>Any-noT</text:p>
                <draw:g>
                  <svg:desc>Splits.K2:Splits.K2</svg:desc>
                </draw:g>
              </table:table-cell>
              <table:table-cell office:value-type="string">
                <text:p>Max</text:p>
                <draw:g>
                  <svg:desc>Splits.N2:Splits.N2</svg:desc>
                </draw:g>
              </table:table-cell>
              <table:table-cell office:value-type="string">
                <text:p>Max-noT</text:p>
                <draw:g>
                  <svg:desc>Splits.Q2:Splits.Q2</svg:desc>
                </draw:g>
              </table:table-cell>
              <table:table-cell office:value-type="string">
                <text:p>QDT</text:p>
                <draw:g>
                  <svg:desc>Splits.T2:Split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0.739674960976954">
                <text:p>0.739674960976954</text:p>
                <draw:g>
                  <svg:desc>Splits.D4:Splits.D10</svg:desc>
                </draw:g>
              </table:table-cell>
              <table:table-cell office:value-type="float" office:value="0.724517048712949">
                <text:p>0.724517048712949</text:p>
                <draw:g>
                  <svg:desc>Splits.G4:Splits.G10</svg:desc>
                </draw:g>
              </table:table-cell>
              <table:table-cell office:value-type="float" office:value="0.69366883653306">
                <text:p>0.69366883653306</text:p>
                <draw:g>
                  <svg:desc>Splits.J4:Splits.J10</svg:desc>
                </draw:g>
              </table:table-cell>
              <table:table-cell office:value-type="float" office:value="0.724517048712949">
                <text:p>0.724517048712949</text:p>
                <draw:g>
                  <svg:desc>Splits.M4:Splits.M10</svg:desc>
                </draw:g>
              </table:table-cell>
              <table:table-cell office:value-type="float" office:value="0.693667424467069">
                <text:p>0.693667424467069</text:p>
                <draw:g>
                  <svg:desc>Splits.P4:Splits.P10</svg:desc>
                </draw:g>
              </table:table-cell>
              <table:table-cell office:value-type="float" office:value="0.725322874444098">
                <text:p>0.725322874444098</text:p>
                <draw:g>
                  <svg:desc>Splits.S4:Splits.S10</svg:desc>
                </draw:g>
              </table:table-cell>
              <table:table-cell office:value-type="float" office:value="0.696302696802947">
                <text:p>0.696302696802947</text:p>
                <draw:g>
                  <svg:desc>Splits.V4:Splits.V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0.855406449799761">
                <text:p>0.855406449799761</text:p>
              </table:table-cell>
              <table:table-cell office:value-type="float" office:value="0.845618448637317">
                <text:p>0.845618448637317</text:p>
              </table:table-cell>
              <table:table-cell office:value-type="float" office:value="0.835377368729514">
                <text:p>0.835377368729514</text:p>
              </table:table-cell>
              <table:table-cell office:value-type="float" office:value="0.845618448637317">
                <text:p>0.845618448637317</text:p>
              </table:table-cell>
              <table:table-cell office:value-type="float" office:value="0.83168165878945">
                <text:p>0.83168165878945</text:p>
              </table:table-cell>
              <table:table-cell office:value-type="float" office:value="0.842757259537657">
                <text:p>0.842757259537657</text:p>
              </table:table-cell>
              <table:table-cell office:value-type="float" office:value="0.815135334192598">
                <text:p>0.815135334192598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0.93773143636718">
                <text:p>0.93773143636718</text:p>
              </table:table-cell>
              <table:table-cell office:value-type="float" office:value="0.93333905775946">
                <text:p>0.93333905775946</text:p>
              </table:table-cell>
              <table:table-cell office:value-type="float" office:value="0.933865622175354">
                <text:p>0.933865622175354</text:p>
              </table:table-cell>
              <table:table-cell office:value-type="float" office:value="0.93333905775946">
                <text:p>0.93333905775946</text:p>
              </table:table-cell>
              <table:table-cell office:value-type="float" office:value="0.935406266915258">
                <text:p>0.935406266915258</text:p>
              </table:table-cell>
              <table:table-cell office:value-type="float" office:value="0.93254128070882">
                <text:p>0.93254128070882</text:p>
              </table:table-cell>
              <table:table-cell office:value-type="float" office:value="0.91553847497598">
                <text:p>0.91553847497598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0.975211342021839">
                <text:p>0.975211342021839</text:p>
              </table:table-cell>
              <table:table-cell office:value-type="float" office:value="0.97025637231327">
                <text:p>0.97025637231327</text:p>
              </table:table-cell>
              <table:table-cell office:value-type="float" office:value="0.97119276871684">
                <text:p>0.97119276871684</text:p>
              </table:table-cell>
              <table:table-cell office:value-type="float" office:value="0.97025637231327">
                <text:p>0.97025637231327</text:p>
              </table:table-cell>
              <table:table-cell office:value-type="float" office:value="0.971818755920429">
                <text:p>0.971818755920429</text:p>
              </table:table-cell>
              <table:table-cell office:value-type="float" office:value="0.969645305956043">
                <text:p>0.969645305956043</text:p>
              </table:table-cell>
              <table:table-cell office:value-type="float" office:value="0.958686697358856">
                <text:p>0.958686697358856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0.987487859224133">
                <text:p>0.987487859224133</text:p>
              </table:table-cell>
              <table:table-cell office:value-type="float" office:value="0.984920016500894">
                <text:p>0.984920016500894</text:p>
              </table:table-cell>
              <table:table-cell office:value-type="float" office:value="0.983950497921299">
                <text:p>0.983950497921299</text:p>
              </table:table-cell>
              <table:table-cell office:value-type="float" office:value="0.984920016500894">
                <text:p>0.984920016500894</text:p>
              </table:table-cell>
              <table:table-cell office:value-type="float" office:value="0.984827185030782">
                <text:p>0.984827185030782</text:p>
              </table:table-cell>
              <table:table-cell office:value-type="float" office:value="0.984276300840718">
                <text:p>0.984276300840718</text:p>
              </table:table-cell>
              <table:table-cell office:value-type="float" office:value="0.977635782747604">
                <text:p>0.977635782747604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0.993502743286168">
                <text:p>0.993502743286168</text:p>
              </table:table-cell>
              <table:table-cell office:value-type="float" office:value="0.990250544662309">
                <text:p>0.990250544662309</text:p>
              </table:table-cell>
              <table:table-cell office:value-type="float" office:value="0.991233196960842">
                <text:p>0.991233196960842</text:p>
              </table:table-cell>
              <table:table-cell office:value-type="float" office:value="0.990250544662309">
                <text:p>0.990250544662309</text:p>
              </table:table-cell>
              <table:table-cell office:value-type="float" office:value="0.990197229396572">
                <text:p>0.990197229396572</text:p>
              </table:table-cell>
              <table:table-cell office:value-type="float" office:value="0.991779020059191">
                <text:p>0.991779020059191</text:p>
              </table:table-cell>
              <table:table-cell office:value-type="float" office:value="0.986554238833181">
                <text:p>0.986554238833181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0.995835548467127">
                <text:p>0.995835548467127</text:p>
              </table:table-cell>
              <table:table-cell office:value-type="float" office:value="0.993530020703934">
                <text:p>0.993530020703934</text:p>
              </table:table-cell>
              <table:table-cell office:value-type="float" office:value="0.992677752685965">
                <text:p>0.992677752685965</text:p>
              </table:table-cell>
              <table:table-cell office:value-type="float" office:value="0.993530020703934">
                <text:p>0.993530020703934</text:p>
              </table:table-cell>
              <table:table-cell office:value-type="float" office:value="0.992874272010963">
                <text:p>0.992874272010963</text:p>
              </table:table-cell>
              <table:table-cell office:value-type="float" office:value="0.994221154470489">
                <text:p>0.994221154470489</text:p>
              </table:table-cell>
              <table:table-cell office:value-type="float" office:value="0.989100817438692">
                <text:p>0.989100817438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6.315cm" svg:y="0.358cm" chart:style-name="ch2">
          <text:p>Wanted Splits vs Split Error (200 runs)</text:p>
        </chart:title>
        <chart:legend svg:x="16.546cm" svg:y="1.769cm" style:legend-expansion="custom" chartooo:width="2.878cm" chartooo:height="2.808cm" style:legend-expansion-aspect-ratio="1.02492877492878" chart:style-name="ch3"/>
        <chart:plot-area chart:style-name="ch4" table:cell-range-address="Splits.A4:Splits.A10 Splits.B2:Splits.B2 Splits.C4:Splits.C10 Splits.E2:Splits.E2 Splits.F4:Splits.F10 Splits.H2:Splits.H2 Splits.I4:Splits.I10 Splits.K2:Splits.K2 Splits.L4:Splits.L10 Splits.N2:Splits.N2 Splits.O4:Splits.O10 Splits.Q2:Splits.Q2 Splits.R4:Splits.R10 Splits.T2:Splits.T2 Splits.U4:Splits.U10" chart:data-source-has-labels="both" svg:x="0.408cm" svg:y="1.385cm" svg:width="19.626cm" svg:height="9.503cm">
          <chartooo:coordinate-region svg:x="1.215cm" svg:y="1.584cm" svg:width="18.407cm" svg:height="8.65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C4:Splits.C10" chart:label-cell-address="Splits.B2:Splits.B2" chart:class="chart:line">
            <chart:data-point chart:repeated="7"/>
          </chart:series>
          <chart:series chart:style-name="ch8" chart:values-cell-range-address="Splits.F4:Splits.F10" chart:label-cell-address="Splits.E2:Splits.E2" chart:class="chart:line">
            <chart:data-point chart:repeated="7"/>
          </chart:series>
          <chart:series chart:style-name="ch9" chart:values-cell-range-address="Splits.I4:Splits.I10" chart:label-cell-address="Splits.H2:Splits.H2" chart:class="chart:line">
            <chart:data-point chart:repeated="7"/>
          </chart:series>
          <chart:series chart:style-name="ch10" chart:values-cell-range-address="Splits.L4:Splits.L10" chart:label-cell-address="Splits.K2:Splits.K2" chart:class="chart:line">
            <chart:data-point chart:repeated="7"/>
          </chart:series>
          <chart:series chart:style-name="ch11" chart:values-cell-range-address="Splits.O4:Splits.O10" chart:label-cell-address="Splits.N2:Splits.N2" chart:class="chart:line">
            <chart:data-point chart:repeated="7"/>
          </chart:series>
          <chart:series chart:style-name="ch12" chart:values-cell-range-address="Splits.R4:Splits.R10" chart:label-cell-address="Splits.Q2:Splits.Q2" chart:class="chart:line">
            <chart:data-point chart:repeated="7"/>
          </chart:series>
          <chart:series chart:style-name="ch13" chart:values-cell-range-address="Splits.U4:Splits.U10" chart:label-cell-address="Splits.T2:Splits.T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Mid-noT</text:p>
                <draw:g>
                  <svg:desc>Splits.E2:Splits.E2</svg:desc>
                </draw:g>
              </table:table-cell>
              <table:table-cell office:value-type="string">
                <text:p>Any</text:p>
                <draw:g>
                  <svg:desc>Splits.H2:Splits.H2</svg:desc>
                </draw:g>
              </table:table-cell>
              <table:table-cell office:value-type="string">
                <text:p>Any-noT</text:p>
                <draw:g>
                  <svg:desc>Splits.K2:Splits.K2</svg:desc>
                </draw:g>
              </table:table-cell>
              <table:table-cell office:value-type="string">
                <text:p>Max</text:p>
                <draw:g>
                  <svg:desc>Splits.N2:Splits.N2</svg:desc>
                </draw:g>
              </table:table-cell>
              <table:table-cell office:value-type="string">
                <text:p>Max-noT</text:p>
                <draw:g>
                  <svg:desc>Splits.Q2:Splits.Q2</svg:desc>
                </draw:g>
              </table:table-cell>
              <table:table-cell office:value-type="string">
                <text:p>QDT</text:p>
                <draw:g>
                  <svg:desc>Splits.T2:Split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402.79">
                <text:p>402.79</text:p>
                <draw:g>
                  <svg:desc>Splits.C4:Splits.C10</svg:desc>
                </draw:g>
              </table:table-cell>
              <table:table-cell office:value-type="float" office:value="404.26">
                <text:p>404.26</text:p>
                <draw:g>
                  <svg:desc>Splits.F4:Splits.F10</svg:desc>
                </draw:g>
              </table:table-cell>
              <table:table-cell office:value-type="float" office:value="419.85">
                <text:p>419.85</text:p>
                <draw:g>
                  <svg:desc>Splits.I4:Splits.I10</svg:desc>
                </draw:g>
              </table:table-cell>
              <table:table-cell office:value-type="float" office:value="442.18">
                <text:p>442.18</text:p>
                <draw:g>
                  <svg:desc>Splits.L4:Splits.L10</svg:desc>
                </draw:g>
              </table:table-cell>
              <table:table-cell office:value-type="float" office:value="421.07">
                <text:p>421.07</text:p>
                <draw:g>
                  <svg:desc>Splits.O4:Splits.O10</svg:desc>
                </draw:g>
              </table:table-cell>
              <table:table-cell office:value-type="float" office:value="441.99">
                <text:p>441.99</text:p>
                <draw:g>
                  <svg:desc>Splits.R4:Splits.R10</svg:desc>
                </draw:g>
              </table:table-cell>
              <table:table-cell office:value-type="float" office:value="153.11">
                <text:p>153.11</text:p>
                <draw:g>
                  <svg:desc>Splits.U4:Splits.U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365.25">
                <text:p>365.25</text:p>
              </table:table-cell>
              <table:table-cell office:value-type="float" office:value="361.81">
                <text:p>361.81</text:p>
              </table:table-cell>
              <table:table-cell office:value-type="float" office:value="384.85">
                <text:p>384.85</text:p>
              </table:table-cell>
              <table:table-cell office:value-type="float" office:value="403.36">
                <text:p>403.36</text:p>
              </table:table-cell>
              <table:table-cell office:value-type="float" office:value="381.85">
                <text:p>381.85</text:p>
              </table:table-cell>
              <table:table-cell office:value-type="float" office:value="401.38">
                <text:p>401.38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288.69">
                <text:p>288.69</text:p>
              </table:table-cell>
              <table:table-cell office:value-type="float" office:value="289.88">
                <text:p>289.88</text:p>
              </table:table-cell>
              <table:table-cell office:value-type="float" office:value="309.95">
                <text:p>309.95</text:p>
              </table:table-cell>
              <table:table-cell office:value-type="float" office:value="326.09">
                <text:p>326.09</text:p>
              </table:table-cell>
              <table:table-cell office:value-type="float" office:value="311.06">
                <text:p>311.06</text:p>
              </table:table-cell>
              <table:table-cell office:value-type="float" office:value="324.17">
                <text:p>324.17</text:p>
              </table:table-cell>
              <table:table-cell office:value-type="float" office:value="104.82">
                <text:p>104.82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221.49">
                <text:p>221.49</text:p>
              </table:table-cell>
              <table:table-cell office:value-type="float" office:value="220.15">
                <text:p>220.15</text:p>
              </table:table-cell>
              <table:table-cell office:value-type="float" office:value="247.12">
                <text:p>247.12</text:p>
              </table:table-cell>
              <table:table-cell office:value-type="float" office:value="262.27">
                <text:p>262.27</text:p>
              </table:table-cell>
              <table:table-cell office:value-type="float" office:value="246.22">
                <text:p>246.22</text:p>
              </table:table-cell>
              <table:table-cell office:value-type="float" office:value="261.62">
                <text:p>261.62</text:p>
              </table:table-cell>
              <table:table-cell office:value-type="float" office:value="79.13">
                <text:p>79.13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172.84">
                <text:p>172.84</text:p>
              </table:table-cell>
              <table:table-cell office:value-type="float" office:value="173.14">
                <text:p>173.14</text:p>
              </table:table-cell>
              <table:table-cell office:value-type="float" office:value="203.54">
                <text:p>203.54</text:p>
              </table:table-cell>
              <table:table-cell office:value-type="float" office:value="214.88">
                <text:p>214.88</text:p>
              </table:table-cell>
              <table:table-cell office:value-type="float" office:value="203.16">
                <text:p>203.16</text:p>
              </table:table-cell>
              <table:table-cell office:value-type="float" office:value="216.59">
                <text:p>216.59</text:p>
              </table:table-cell>
              <table:table-cell office:value-type="float" office:value="58.14">
                <text:p>58.14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137.62">
                <text:p>137.62</text:p>
              </table:table-cell>
              <table:table-cell office:value-type="float" office:value="138.25">
                <text:p>138.25</text:p>
              </table:table-cell>
              <table:table-cell office:value-type="float" office:value="169.6">
                <text:p>169.6</text:p>
              </table:table-cell>
              <table:table-cell office:value-type="float" office:value="181.81">
                <text:p>181.81</text:p>
              </table:table-cell>
              <table:table-cell office:value-type="float" office:value="168.69">
                <text:p>168.69</text:p>
              </table:table-cell>
              <table:table-cell office:value-type="float" office:value="180.96">
                <text:p>180.96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112.39">
                <text:p>112.39</text:p>
              </table:table-cell>
              <table:table-cell office:value-type="float" office:value="112.14">
                <text:p>112.14</text:p>
              </table:table-cell>
              <table:table-cell office:value-type="float" office:value="145.06">
                <text:p>145.06</text:p>
              </table:table-cell>
              <table:table-cell office:value-type="float" office:value="153.56">
                <text:p>153.56</text:p>
              </table:table-cell>
              <table:table-cell office:value-type="float" office:value="144.91">
                <text:p>144.91</text:p>
              </table:table-cell>
              <table:table-cell office:value-type="float" office:value="153.12">
                <text:p>153.12</text:p>
              </table:table-cell>
              <table:table-cell office:value-type="float" office:value="32.67">
                <text:p>32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